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2.875in"/>
    </style:style>
    <style:style style:name="TableColumn3" style:family="table-column">
      <style:table-column-properties style:column-width="3.7395in"/>
    </style:style>
    <style:style style:name="Table1" style:family="table" style:master-page-name="MP0">
      <style:table-properties style:width="6.6145in" fo:margin-left="0in" table:align="left"/>
    </style:style>
    <style:style style:name="TableRow4" style:family="table-row">
      <style:table-row-properties style:min-row-height="0.2083in"/>
    </style:style>
    <style:style style:name="TableCell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" style:parent-style-name="Normal" style:family="paragraph">
      <style:paragraph-properties fo:break-before="page" fo:text-align="center"/>
    </style:style>
    <style:style style:name="T7" style:parent-style-name="Strong" style:family="text">
      <style:text-properties style:font-name-asian="Times New Roman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2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7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8" style:family="table-row">
      <style:table-row-properties style:min-row-height="0.2083in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2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7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3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text-properties style:font-name-asian="Times New Roman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3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37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4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42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4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style:font-name-asian="Times New Roman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5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-asian="Times New Roman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-asian="Times New Roman"/>
    </style:style>
    <style:style style:name="TableRow58" style:family="table-row">
      <style:table-row-properties style:min-row-height="0.2083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6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style:font-name-asian="Times New Roman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style:font-name-asian="Times New Roman"/>
    </style:style>
    <style:style style:name="TableRow68" style:family="table-row">
      <style:table-row-properties style:min-row-height="0.2083in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7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7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style:font-name-asian="Times New Roman"/>
    </style:style>
    <style:style style:name="TableRow73" style:family="table-row">
      <style:table-row-properties style:min-row-height="0.2083in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7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-asian="Times New Roman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8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-asian="Times New Roman"/>
    </style:style>
    <style:style style:name="TableRow83" style:family="table-row">
      <style:table-row-properties style:min-row-height="0.2083in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8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asian="Times New Roman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9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-asian="Times New Roman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9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-asian="Times New Roman" fo:color="#000000" fo:font-size="12pt" style:font-size-asian="12pt" style:font-size-complex="12pt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2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-asian="Times New Roman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1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1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-asian="Times New Roman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1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-asian="Times New Roman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-asian="Times New Roman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2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-asian="Times New Roman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3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3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-asian="Times New Roman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3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-asian="Times New Roman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style:font-name-asian="Times New Roman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-asian="Times New Roman"/>
    </style:style>
    <style:style style:name="TableRow148" style:family="table-row">
      <style:table-row-properties style:min-row-height="0.2083in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5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-asian="Times New Roman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style:font-name-asian="Times New Roman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center"/>
    </style:style>
    <style:style style:name="T161" style:parent-style-name="Strong" style:family="text">
      <style:text-properties style:font-name-asian="Times New Roman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64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style:font-name-asian="Times New Roman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69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71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72" style:family="table-row">
      <style:table-row-properties style:min-row-height="0.2083in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79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81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82" style:family="table-row">
      <style:table-row-properties style:min-row-height="0.2083in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89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-asian="Times New Roman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94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style:font-name-asian="Times New Roman"/>
    </style:style>
    <style:style style:name="TableRow197" style:family="table-row">
      <style:table-row-properties style:min-row-height="0.234in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 fo:margin-bottom="0.1666in"/>
    </style:style>
    <style:style style:name="T200" style:parent-style-name="Strong" style:family="text">
      <style:text-properties style:font-name-asian="Times New Roman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03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0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06" style:family="table-row">
      <style:table-row-properties style:min-row-height="0.2083in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1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11" style:family="table-row">
      <style:table-row-properties style:min-row-height="0.2083in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-asian="Times New Roman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18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19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-asian="Times New Roman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23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-asian="Times New Roman"/>
    </style:style>
    <style:style style:name="TableRow226" style:family="table-row">
      <style:table-row-properties style:min-row-height="0.2083in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style:font-name-asian="Times New Roman" fo:color="#000000" fo:font-size="12pt" style:font-size-asian="12pt" style:font-size-complex="12pt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style:font-name-asian="Times New Roman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style:font-name-asian="Times New Roman" fo:color="#000000" fo:font-size="12pt" style:font-size-asian="12pt" style:font-size-complex="12pt"/>
    </style:style>
    <style:style style:name="TableCell23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style:font-name-asian="Times New Roman"/>
    </style:style>
    <style:style style:name="P236" style:parent-style-name="Normal" style:family="paragraph">
      <style:text-properties style:font-name-asian="Times New Roman"/>
    </style:style>
    <style:style style:name="P237" style:parent-style-name="Normal" style:family="paragraph">
      <style:text-properties style:font-name-asian="Times New Roman"/>
    </style:style>
    <style:style style:name="P238" style:parent-style-name="Normal" style:family="paragraph">
      <style:text-properties style:font-name-asian="Times New Roman"/>
    </style:style>
    <style:style style:name="P239" style:parent-style-name="Normal" style:family="paragraph">
      <style:text-properties style:font-name-asian="Times New Roman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</style:style>
    <style:style style:name="T243" style:parent-style-name="Strong" style:family="text">
      <style:text-properties style:font-name-asian="Times New Roman"/>
    </style:style>
    <style:style style:name="TableRow244" style:family="table-row">
      <style:table-row-properties style:min-row-height="0.2083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46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style:font-name-asian="Times New Roman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51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53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54" style:family="table-row">
      <style:table-row-properties style:min-row-height="0.2083in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57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58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59" style:family="table-row">
      <style:table-row-properties style:min-row-height="0.2083in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61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63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66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68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69" style:family="table-row">
      <style:table-row-properties style:min-row-height="0.2083in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71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text-properties style:font-name-asian="Times New Roman"/>
    </style:style>
    <style:style style:name="TableRow274" style:family="table-row">
      <style:table-row-properties style:min-row-height="0.2083in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</style:style>
    <style:style style:name="T277" style:parent-style-name="Strong" style:family="text">
      <style:text-properties style:font-name-asian="Times New Roman"/>
    </style:style>
    <style:style style:name="TableRow278" style:family="table-row">
      <style:table-row-properties style:min-row-height="0.2083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80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82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Row283" style:family="table-row">
      <style:table-row-properties style:min-row-height="0.2083in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85" style:parent-style-name="DefaultParagraphFont" style:family="text">
      <style:text-properties style:font-name-asian="Times New Roman" fo:color="#000000" fo:font-size="12pt" style:font-size-asian="12pt" style:font-size-complex="12pt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287" style:parent-style-name="DefaultParagraphFont" style:family="text">
      <style:text-properties style:font-name-asian="Times New Roman" fo:color="#000000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7">Sorbent property</text:span></text:p>
          </table:table-cell>
          <table:covered-table-cell/>
        </table:table-row>
        <table:table-row table:style-name="TableRow8">
          <table:table-cell table:style-name="TableCell9">
            <text:p text:style-name="Normal"><text:span text:style-name="T10">tot CaCO3Powder mass (g)</text:span></text:p>
          </table:table-cell>
          <table:table-cell table:style-name="TableCell11">
            <text:p text:style-name="Normal"><text:span text:style-name="T12">total CaCO3 powder in Calciner</text:span></text:p>
          </table:table-cell>
        </table:table-row>
        <table:table-row table:style-name="TableRow13">
          <table:table-cell table:style-name="TableCell14">
            <text:p text:style-name="Normal"><text:span text:style-name="T15">250-212 µm CaCO3Powder mass (g)</text:span></text:p>
          </table:table-cell>
          <table:table-cell table:style-name="TableCell16">
            <text:p text:style-name="Normal"><text:span text:style-name="T17">Mass of CaCO3 powder diameter over 212 µm  in Calciner</text:span></text:p>
          </table:table-cell>
        </table:table-row>
        <table:table-row table:style-name="TableRow18">
          <table:table-cell table:style-name="TableCell19">
            <text:p text:style-name="Normal"><text:span text:style-name="T20">212-150 µm CaCO3Powder mass (g)</text:span></text:p>
          </table:table-cell>
          <table:table-cell table:style-name="TableCell21">
            <text:p text:style-name="Normal"><text:span text:style-name="T22">diameter 212-150</text:span></text:p>
          </table:table-cell>
        </table:table-row>
        <table:table-row table:style-name="TableRow23">
          <table:table-cell table:style-name="TableCell24">
            <text:p text:style-name="Normal"><text:span text:style-name="T25">150-125 µm CaCO3Powder mass (g)</text:span></text:p>
          </table:table-cell>
          <table:table-cell table:style-name="TableCell26">
            <text:p text:style-name="Normal"><text:span text:style-name="T27">diemeter 150-125</text:span></text:p>
          </table:table-cell>
        </table:table-row>
        <table:table-row table:style-name="TableRow28">
          <table:table-cell table:style-name="TableCell29">
            <text:p text:style-name="Normal"><text:span text:style-name="T30">125-63 µm CaCO3Powder mass (g)</text:span>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Normal"><text:span text:style-name="T35">63-&lt;63 µm CaCO3Powder mass (g)</text:span></text:p>
          </table:table-cell>
          <table:table-cell table:style-name="TableCell36">
            <text:p text:style-name="Normal"><text:span text:style-name="T37">diameter less than 63</text:span></text:p>
          </table:table-cell>
        </table:table-row>
        <table:table-row table:style-name="TableRow38">
          <table:table-cell table:style-name="TableCell39">
            <text:p text:style-name="Normal"><text:span text:style-name="T40">tot CaCO3Pellet _mass_(g) </text:span></text:p>
          </table:table-cell>
          <table:table-cell table:style-name="TableCell41">
            <text:p text:style-name="Normal"><text:span text:style-name="T42">total CaCO3 pellet in Calciner</text:span></text:p>
          </table:table-cell>
        </table:table-row>
        <table:table-row table:style-name="TableRow43">
          <table:table-cell table:style-name="TableCell44">
            <text:p text:style-name="Normal"><text:span text:style-name="T45">&lt;-710 µmPellet _mass_(g) </text:span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Normal"><text:span text:style-name="T50">710-600 µmPellet _mass_(g) </text:span>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Normal"><text:span text:style-name="T55">600-500 µmPellet _mass_(g) 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Normal"><text:span text:style-name="T60">500-425 µmPellet _mass_(g) 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Normal"><text:span text:style-name="T65">425-355 µmPellet _mass_(g) </text:span>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Normal"><text:span text:style-name="T70">355-300 µmPellet _mass_(g) </text:span>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Normal"><text:span text:style-name="T75">300-250 µmPellet _mass_(g) </text:span>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Normal"><text:span text:style-name="T80">250-212 µmPellet _mass_(g) </text:span>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Normal"><text:span text:style-name="T85">212-150 µmPellet _mass_(g) 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<text:span text:style-name="T90">150-63 µmPellet _mass_(g) 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Normal"><text:span text:style-name="T95">63-&gt; µmPellet _mass_(g) </text:span></text:p>
          </table:table-cell>
          <table:table-cell table:style-name="TableCell96">
            <text:p text:style-name="P97">diameter less than 63 I use wrong &lt; here</text:p>
          </table:table-cell>
        </table:table-row>
        <table:table-row table:style-name="TableRow98">
          <table:table-cell table:style-name="TableCell99">
            <text:p text:style-name="Normal"><text:span text:style-name="T100">tot HBr_CaC03_mass_(g) </text:span></text:p>
          </table:table-cell>
          <table:table-cell table:style-name="TableCell101">
            <text:p text:style-name="Normal"><text:span text:style-name="T102">total CaCO3 doped with HBr in calciner</text:span></text:p>
          </table:table-cell>
        </table:table-row>
        <table:table-row table:style-name="TableRow103">
          <table:table-cell table:style-name="TableCell104">
            <text:p text:style-name="Normal"><text:span text:style-name="T105">&lt;-710 µmHBr_CaC03_mass_(g) 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Normal"><text:span text:style-name="T110">710-600 µmHBr_CaC03_mass_(g) 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Normal"><text:span text:style-name="T115">600-500 µmHBr_CaC03_mass_(g) </text:span>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Normal"><text:span text:style-name="T120">500-425 µmHBr_CaC03_mass_(g) 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Normal"><text:span text:style-name="T125">425-355 µmHBr_CaC03_mass_(g) </text:span>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Normal"><text:span text:style-name="T130">355-300 µmHBr_CaC03_mass_(g) </text:span>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Normal"><text:span text:style-name="T135">300-250 µmHBr_CaC03_mass_(g) 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Normal"><text:span text:style-name="T140">250-212 µmHBr_CaC03_mass_(g) 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Normal"><text:span text:style-name="T145">212-150 µmHBr_CaC03_mass_(g) </text:span>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Normal"><text:span text:style-name="T150">150-63 µmHBr_CaC03_mass_(g) </text:span>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Normal"><text:span text:style-name="T155">63-&gt; µmHBr_CaC03_mass_(g) </text:span>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2">
            <text:p text:style-name="P160"><text:span text:style-name="T161">Calciner condition</text:span></text:p>
          </table:table-cell>
          <table:covered-table-cell/>
        </table:table-row>
        <table:table-row table:style-name="TableRow162">
          <table:table-cell table:style-name="TableCell163">
            <text:p text:style-name="Normal"><text:span text:style-name="T164">Calciner temp [°C]</text:span></text:p>
          </table:table-cell>
          <table:table-cell table:style-name="TableCell165">
            <text:p text:style-name="P166">temperature inside calciner</text:p>
          </table:table-cell>
        </table:table-row>
        <table:table-row table:style-name="TableRow167">
          <table:table-cell table:style-name="TableCell168">
            <text:p text:style-name="Normal"><text:span text:style-name="T169">Calciner Heater kW</text:span></text:p>
          </table:table-cell>
          <table:table-cell table:style-name="TableCell170">
            <text:p text:style-name="Normal"><text:span text:style-name="T171">Heat input to calciner</text:span></text:p>
          </table:table-cell>
        </table:table-row>
        <table:table-row table:style-name="TableRow172">
          <table:table-cell table:style-name="TableCell173">
            <text:p text:style-name="Normal"><text:span text:style-name="T174">Calciner Pressure ( Pa )</text:span></text:p>
          </table:table-cell>
          <table:table-cell table:style-name="TableCell175">
            <text:p text:style-name="Normal"><text:span text:style-name="T176">Calciner pressure</text:span></text:p>
          </table:table-cell>
        </table:table-row>
        <table:table-row table:style-name="TableRow177">
          <table:table-cell table:style-name="TableCell178">
            <text:p text:style-name="Normal"><text:span text:style-name="T179">Calciner  velocity (m/s)</text:span></text:p>
          </table:table-cell>
          <table:table-cell table:style-name="TableCell180">
            <text:p text:style-name="Normal"><text:span text:style-name="T181">velocity of fluidized gas in calciner</text:span></text:p>
          </table:table-cell>
        </table:table-row>
        <table:table-row table:style-name="TableRow182">
          <table:table-cell table:style-name="TableCell183">
            <text:p text:style-name="Normal"><text:span text:style-name="T184">Calciner CO2 in(%vol)</text:span></text:p>
          </table:table-cell>
          <table:table-cell table:style-name="TableCell185">
            <text:p text:style-name="Normal"><text:span text:style-name="T186">composition of fluidized gas</text:span></text:p>
          </table:table-cell>
        </table:table-row>
        <table:table-row table:style-name="TableRow187">
          <table:table-cell table:style-name="TableCell188">
            <text:p text:style-name="Normal"><text:span text:style-name="T189">Calciner O2 in(%vol)</text:span>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Normal"><text:span text:style-name="T194">Calciner N2 in(%vol)</text:span>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 table:number-columns-spanned="2">
            <text:p text:style-name="P199"><text:span text:style-name="T200">Output from calciner</text:span></text:p>
          </table:table-cell>
          <table:covered-table-cell/>
        </table:table-row>
        <table:table-row table:style-name="TableRow201">
          <table:table-cell table:style-name="TableCell202">
            <text:p text:style-name="Normal"><text:span text:style-name="T203">Calciner top temp ( °C )</text:span></text:p>
          </table:table-cell>
          <table:table-cell table:style-name="TableCell204">
            <text:p text:style-name="Normal"><text:span text:style-name="T205">temperature of the discharged gas</text:span></text:p>
          </table:table-cell>
        </table:table-row>
        <table:table-row table:style-name="TableRow206">
          <table:table-cell table:style-name="TableCell207">
            <text:p text:style-name="Normal"><text:span text:style-name="T208">Calciner CO2 out(%)</text:span></text:p>
          </table:table-cell>
          <table:table-cell table:style-name="TableCell209">
            <text:p text:style-name="Normal"><text:span text:style-name="T210">composition of discharged gas</text:span></text:p>
          </table:table-cell>
        </table:table-row>
        <table:table-row table:style-name="TableRow211">
          <table:table-cell table:style-name="TableCell212">
            <text:p text:style-name="Normal"><text:span text:style-name="T213">Calciner CO out(ppm)</text:span>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Normal"><text:span text:style-name="T218">Calciner CH4 out(ppm)</text:span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Normal"><text:span text:style-name="T223">Calciner O2 out(%)</text:span>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Calciner H2O out(%)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Run status</text:p>
          </table:table-cell>
          <table:table-cell table:style-name="TableCell234">
            <text:p text:style-name="P235">Ops condition for Calciner</text:p>
            <text:p text:style-name="P236"><text:s/>-SU=start up (heating)</text:p>
            <text:p text:style-name="P237"><text:s/>-C=calcination</text:p>
            <text:p text:style-name="P238"><text:s/>-CC=calcination and carbonation</text:p>
            <text:p text:style-name="P239"><text:s/>-CD=cooldown</text:p>
          </table:table-cell>
        </table:table-row>
        <table:table-row table:style-name="TableRow240">
          <table:table-cell table:style-name="TableCell241" table:number-columns-spanned="2">
            <text:p text:style-name="P242"><text:span text:style-name="T243">Carbonator ops condition</text:span></text:p>
          </table:table-cell>
          <table:covered-table-cell/>
        </table:table-row>
        <table:table-row table:style-name="TableRow244">
          <table:table-cell table:style-name="TableCell245">
            <text:p text:style-name="Normal"><text:span text:style-name="T246">Carbonator bottom temp ( C)</text:span></text:p>
          </table:table-cell>
          <table:table-cell table:style-name="TableCell247">
            <text:p text:style-name="P248">temperature in the bottom</text:p>
          </table:table-cell>
        </table:table-row>
        <table:table-row table:style-name="TableRow249">
          <table:table-cell table:style-name="TableCell250">
            <text:p text:style-name="Normal"><text:span text:style-name="T251">Carbonator mid temp ( C)</text:span></text:p>
          </table:table-cell>
          <table:table-cell table:style-name="TableCell252">
            <text:p text:style-name="Normal"><text:span text:style-name="T253">temperature in the middle</text:span></text:p>
          </table:table-cell>
        </table:table-row>
        <table:table-row table:style-name="TableRow254">
          <table:table-cell table:style-name="TableCell255">
            <text:p text:style-name="Normal"><text:span text:style-name="T256">Carbonator press (pa)</text:span></text:p>
          </table:table-cell>
          <table:table-cell table:style-name="TableCell257">
            <text:p text:style-name="Normal"><text:span text:style-name="T258">pressure</text:span></text:p>
          </table:table-cell>
        </table:table-row>
        <table:table-row table:style-name="TableRow259">
          <table:table-cell table:style-name="TableCell260">
            <text:p text:style-name="Normal"><text:span text:style-name="T261">Carbonator velocity (m/s)</text:span></text:p>
          </table:table-cell>
          <table:table-cell table:style-name="TableCell262">
            <text:p text:style-name="Normal"><text:span text:style-name="T263">gas velocity entering from below</text:span></text:p>
          </table:table-cell>
        </table:table-row>
        <table:table-row table:style-name="TableRow264">
          <table:table-cell table:style-name="TableCell265">
            <text:p text:style-name="Normal"><text:span text:style-name="T266">Carbonator inlet CO2 (%vol)</text:span></text:p>
          </table:table-cell>
          <table:table-cell table:style-name="TableCell267">
            <text:p text:style-name="Normal"><text:span text:style-name="T268">composition of inlet gas</text:span></text:p>
          </table:table-cell>
        </table:table-row>
        <table:table-row table:style-name="TableRow269">
          <table:table-cell table:style-name="TableCell270">
            <text:p text:style-name="Normal"><text:span text:style-name="T271">Carbonator inlet N2 (%vol)</text:span>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 table:number-columns-spanned="2">
            <text:p text:style-name="P276"><text:span text:style-name="T277">carbonator output</text:span></text:p>
          </table:table-cell>
          <table:covered-table-cell/>
        </table:table-row>
        <table:table-row table:style-name="TableRow278">
          <table:table-cell table:style-name="TableCell279">
            <text:p text:style-name="Normal"><text:span text:style-name="T280">Carbonator top temp ( C)</text:span></text:p>
          </table:table-cell>
          <table:table-cell table:style-name="TableCell281">
            <text:p text:style-name="Normal"><text:span text:style-name="T282">exit gas temperature</text:span></text:p>
          </table:table-cell>
        </table:table-row>
        <table:table-row table:style-name="TableRow283">
          <table:table-cell table:style-name="TableCell284">
            <text:p text:style-name="Normal"><text:span text:style-name="T285">Carbonator outlet CO2 (%vol)</text:span></text:p>
          </table:table-cell>
          <table:table-cell table:style-name="TableCell286">
            <text:p text:style-name="Normal"><text:span text:style-name="T287">composition of exit gas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GB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-asian="Calibri" style:language-asian="en" style:country-asian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kkarin Bosakornranut</meta:initial-creator>
    <dc:creator>Bosakornranut, Ekkarin</dc:creator>
    <meta:creation-date>2019-03-27T13:34:00Z</meta:creation-date>
    <dc:date>2019-03-27T13:34:00Z</dc:date>
    <meta:template xlink:href="Normal" xlink:type="simple"/>
    <meta:editing-cycles>2</meta:editing-cycles>
    <meta:editing-duration>PT0S</meta:editing-duration>
    <meta:document-statistic meta:page-count="1" meta:paragraph-count="4" meta:word-count="340" meta:character-count="2274" meta:row-count="16" meta:non-whitespace-character-count="1938"/>
  </office:meta>
</office:document-meta>
</file>